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text-position="sub 58%"/>
    </style:style>
    <style:style style:name="P2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text-position="sub 58%" officeooo:paragraph-rsid="000424f0"/>
    </style:style>
    <style:style style:name="P3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text-position="sub 58%" officeooo:paragraph-rsid="00052d81"/>
    </style:style>
    <style:style style:name="P4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text-position="sub 58%" officeooo:paragraph-rsid="000ab070"/>
    </style:style>
    <style:style style:name="P5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text-position="sub 58%" officeooo:paragraph-rsid="000e2c35"/>
    </style:style>
    <style:style style:name="T1" style:family="text">
      <style:text-properties style:font-name="Calibri" fo:letter-spacing="normal"/>
    </style:style>
    <style:style style:name="T2" style:family="text">
      <style:text-properties style:font-name="Calibri" fo:letter-spacing="normal" officeooo:rsid="000424f0"/>
    </style:style>
    <style:style style:name="T3" style:family="text">
      <style:text-properties style:font-name="Calibri" fo:letter-spacing="normal" officeooo:rsid="00052d81"/>
    </style:style>
    <style:style style:name="T4" style:family="text">
      <style:text-properties style:font-name="Calibri" fo:letter-spacing="normal" officeooo:rsid="00071136"/>
    </style:style>
    <style:style style:name="T5" style:family="text">
      <style:text-properties style:font-name="Calibri" fo:letter-spacing="normal" officeooo:rsid="0009419d"/>
    </style:style>
    <style:style style:name="T6" style:family="text">
      <style:text-properties style:font-name="Calibri" fo:letter-spacing="normal" officeooo:rsid="000a92db"/>
    </style:style>
    <style:style style:name="T7" style:family="text">
      <style:text-properties style:font-name="Calibri" fo:letter-spacing="normal" officeooo:rsid="000ab070"/>
    </style:style>
    <style:style style:name="T8" style:family="text">
      <style:text-properties style:font-name="Calibri" fo:letter-spacing="normal" officeooo:rsid="000e2c35"/>
    </style:style>
    <style:style style:name="T9" style:family="text">
      <style:text-properties fo:color="#ff0000" style:font-name="Calibri" fo:letter-spacing="normal" style:text-underline-style="solid" style:text-underline-width="auto" style:text-underline-color="font-color"/>
    </style:style>
    <style:style style:name="T10" style:family="text">
      <style:text-properties fo:color="#ff0000" style:font-name="Calibri" fo:letter-spacing="normal" style:text-underline-style="solid" style:text-underline-width="auto" style:text-underline-color="font-color" officeooo:rsid="000424f0"/>
    </style:style>
    <style:style style:name="T11" style:family="text">
      <style:text-properties fo:color="#0070c0" style:font-name="Calibri" fo:letter-spacing="normal"/>
    </style:style>
    <style:style style:name="T12" style:family="text">
      <style:text-properties fo:color="#0070c0" style:font-name="Calibri" fo:letter-spacing="normal" officeooo:rsid="000424f0"/>
    </style:style>
    <style:style style:name="T13" style:family="text">
      <style:text-properties fo:color="#0070c0" style:font-name="Calibri" fo:letter-spacing="normal" style:text-underline-style="solid" style:text-underline-width="auto" style:text-underline-color="font-color"/>
    </style:style>
    <style:style style:name="T14" style:family="text">
      <style:text-properties fo:color="#0070c0" style:font-name="Calibri" fo:letter-spacing="normal" style:text-underline-style="solid" style:text-underline-width="auto" style:text-underline-color="font-color" officeooo:rsid="000424f0"/>
    </style:style>
    <style:style style:name="T15" style:family="text">
      <style:text-properties fo:color="#0070c0" style:font-name="Calibri" fo:letter-spacing="normal" officeooo:rsid="000ab070"/>
    </style:style>
    <style:style style:name="T16" style:family="text">
      <style:text-properties fo:color="#0070c0" style:font-name="Calibri" fo:letter-spacing="normal" officeooo:rsid="000e2c35"/>
    </style:style>
    <style:style style:name="T17" style:family="text">
      <style:text-properties fo:color="#7030a0" style:font-name="Calibri" fo:letter-spacing="normal" style:text-underline-style="solid" style:text-underline-width="auto" style:text-underline-color="font-color"/>
    </style:style>
    <style:style style:name="T18" style:family="text">
      <style:text-properties fo:color="#7030a0" style:font-name="Calibri" fo:letter-spacing="normal"/>
    </style:style>
    <style:style style:name="T19" style:family="text">
      <style:text-properties fo:color="#000000" style:font-name="Calibri" fo:letter-spacing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tor( </text:span><text:span text:style-name="T10">doctor i</text:span><text:span text:style-name="T9">d</text:span><text:span text:style-name="T1">, name, </text:span><text:span text:style-name="T3">email,</text:span><text:span text:style-name="T1"> </text:span><text:span text:style-name="T3">phone no</text:span><text:span text:style-name="T1"> ) </text:span></text:p>
      <text:p text:style-name="P3"><text:span text:style-name="T1">Patient( </text:span><text:span text:style-name="T10">patient i</text:span><text:span text:style-name="T9">d</text:span><text:span text:style-name="T1">, name, </text:span><text:span text:style-name="T3">email, phone no</text:span><text:span text:style-name="T1">, </text:span><text:span text:style-name="T11">location id</text:span><text:span text:style-name="T3">, addr</text:span><text:span text:style-name="T2">ess</text:span><text:span text:style-name="T3"> </text:span><text:span text:style-name="T2">description </text:span><text:span text:style-name="T1">)</text:span></text:p>
      <text:p text:style-name="P4"><text:span text:style-name="T1">Test( </text:span><text:span text:style-name="T10">test i</text:span><text:span text:style-name="T9">d</text:span><text:span text:style-name="T1">, name, </text:span><text:span text:style-name="T5">type, organ, disease, description, </text:span><text:span text:style-name="T15">test id</text:span><text:span text:style-name="T1"> ) </text:span></text:p>
      <text:p text:style-name="P1"><text:span text:style-name="T1">Collector( </text:span><text:span text:style-name="T10">collector </text:span><text:span text:style-name="T9">d</text:span><text:span text:style-name="T1">, </text:span><text:span text:style-name="T13">l</text:span><text:span text:style-name="T14">ab</text:span><text:span text:style-name="T13"> id</text:span><text:span text:style-name="T1">, </text:span><text:span text:style-name="T2">n</text:span><text:span text:style-name="T1">ame, contact, rating, </text:span><text:span text:style-name="T12">lo</text:span><text:span text:style-name="T11">cation id</text:span><text:span text:style-name="T1"> )</text:span></text:p>
      <text:p text:style-name="P1"><text:span text:style-name="T1">Report( </text:span><text:span text:style-name="T10">report i</text:span><text:span text:style-name="T9">d</text:span><text:span text:style-name="T1">, content, </text:span><text:span text:style-name="T11">diagnosis id </text:span><text:span text:style-name="T1">)</text:span></text:p>
      <text:p text:style-name="P1"><text:span text:style-name="T1">Lab( </text:span><text:span text:style-name="T10">lab i</text:span><text:span text:style-name="T9">d</text:span><text:span text:style-name="T1">, name, contact, location, rating, </text:span><text:span text:style-name="T11">location id</text:span><text:span text:style-name="T1"> )</text:span></text:p>
      <text:p text:style-name="P1"><text:span text:style-name="T1">Prescription( </text:span><text:span text:style-name="T10">prescription i</text:span><text:span text:style-name="T9">d</text:span><text:span text:style-name="T1">, </text:span><text:span text:style-name="T11">doctor id</text:span><text:span text:style-name="T1">, </text:span><text:span text:style-name="T11">patient id </text:span><text:span text:style-name="T1">)</text:span></text:p>
      <text:p text:style-name="P5"><text:span text:style-name="T1">Diagnosis( </text:span><text:span text:style-name="T10">diagnosis i</text:span><text:span text:style-name="T9">d</text:span><text:span text:style-name="T1">, </text:span><text:span text:style-name="T11">patient id</text:span><text:span text:style-name="T1">, </text:span><text:span text:style-name="T16">lab</text:span><text:span text:style-name="T11"> id</text:span><text:span text:style-name="T1">, </text:span><text:span text:style-name="T11">collector id</text:span><text:span text:style-name="T1">,</text:span><text:span text:style-name="T11"> </text:span><text:span text:style-name="T1">date, </text:span><text:span text:style-name="T4">collected </text:span><text:span text:style-name="T1">)</text:span></text:p>
      <text:p text:style-name="P1"><text:span text:style-name="T1">Issue( </text:span><text:span text:style-name="T17">prescription id</text:span><text:span text:style-name="T1">, </text:span><text:span text:style-name="T17">test id</text:span><text:span text:style-name="T18"> </text:span><text:span text:style-name="T1">)</text:span></text:p>
      <text:p text:style-name="P1"><text:span text:style-name="T1">Sample( </text:span><text:span text:style-name="T17">diagnosis id</text:span><text:span text:style-name="T1">, </text:span><text:span text:style-name="T17">test id</text:span><text:span text:style-name="T1">, </text:span><text:span text:style-name="T8">done</text:span><text:span text:style-name="T3"> )</text:span></text:p>
      <text:p text:style-name="P1"><text:span text:style-name="T1">Offers( </text:span><text:span text:style-name="T17">lab id</text:span><text:span text:style-name="T1">, </text:span><text:span text:style-name="T17">test id</text:span><text:span text:style-name="T1">, charge ) </text:span></text:p>
      <text:p text:style-name="P2"><text:span text:style-name="T1">Locations( </text:span><text:span text:style-name="T10">location i</text:span><text:span text:style-name="T9">d</text:span><text:span text:style-name="T1">, attributes… )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4:02:51.938566523</meta:creation-date>
    <dc:date>2019-02-04T17:31:24.719649255</dc:date>
    <meta:editing-duration>PT46M1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04" meta:character-count="627" meta:non-whitespace-character-count="532"/>
  </office:meta>
</office:document-meta>
</file>